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eeeeee" draw:textarea-vertical-align="middle" fo:min-height="1.15cm" fo:padding-top="0.142cm" fo:padding-bottom="0.142cm" fo:padding-left="0.267cm" fo:padding-right="0.267cm"/>
    </style:style>
    <style:style style:name="gr2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eeeeee" draw:textarea-vertical-align="middle" fo:min-height="1.263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eeeeee" draw:textarea-vertical-align="middle" fo:min-height="1.263cm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eeeeee" draw:textarea-vertical-align="middle" fo:min-height="4.632cm" fo:padding-top="0.142cm" fo:padding-bottom="0.142cm" fo:padding-left="0.267cm" fo:padding-right="0.267cm"/>
    </style:style>
    <style:style style:name="gr6" style:family="graphic" style:parent-style-name="standard" style:list-style-name="L1">
      <style:graphic-properties draw:stroke="solid" svg:stroke-width="0.035cm" svg:stroke-color="#000000" draw:marker-start-width="0.252cm" draw:marker-end-width="0.252cm" draw:fill="solid" draw:fill-color="#eeeeee" draw:textarea-vertical-align="middle" fo:min-height="7.032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33cm"/>
    </style:style>
    <style:style style:name="P1" style:family="paragraph">
      <style:paragraph-properties fo:text-align="center"/>
      <style:text-properties style:font-name="Times New Roman" fo:font-size="28pt" style:font-size-asian="28pt" style:font-size-complex="28pt"/>
    </style:style>
    <style:style style:name="P2" style:family="paragraph">
      <loext:graphic-properties draw:fill="solid" draw:fill-color="#eeeeee"/>
      <style:paragraph-properties fo:text-align="center"/>
      <style:text-properties style:font-name="Times New Roman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28pt" style:font-size-asian="28pt" style:font-size-complex="28pt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xml:id="id1" draw:id="id1" draw:layer="layout" svg:width="5.9cm" svg:height="1.434cm" svg:x="9.016cm" svg:y="0.6cm">
          <draw:text-box>
            <text:p text:style-name="P1"><text:span text:style-name="T1">Necessidade</text:span></text:p>
          </draw:text-box>
        </draw:frame>
        <draw:frame draw:style-name="gr2" draw:text-style-name="P2" xml:id="id3" draw:id="id3" draw:layer="layout" svg:width="14.8cm" svg:height="1.547cm" svg:x="4.6cm" svg:y="3.417cm">
          <draw:text-box>
            <text:p text:style-name="P1"><text:span text:style-name="T1">Especificação do Projeto</text:span></text:p>
          </draw:text-box>
        </draw:frame>
        <draw:connector draw:style-name="gr3" draw:text-style-name="P3" xml:id="id2" draw:id="id2" draw:layer="layout" draw:type="line" svg:x1="11.966cm" svg:y1="2.034cm" svg:x2="11.966cm" svg:y2="2.034cm" draw:start-shape="id1" draw:start-glue-point="2" draw:end-shape="id1" draw:end-glue-point="2" svg:d="M11966 2034z" svg:viewBox="0 0 1 1">
          <text:p/>
        </draw:connector>
        <draw:connector draw:style-name="gr3" draw:text-style-name="P3" draw:layer="layout" draw:type="line" svg:x1="11.966cm" svg:y1="2.034cm" svg:x2="12cm" svg:y2="3.417cm" draw:start-shape="id2" draw:start-glue-point="0" draw:end-shape="id3" svg:d="M11966 2034l34 1383" svg:viewBox="0 0 35 1384">
          <text:p/>
        </draw:connector>
        <draw:frame draw:style-name="gr4" draw:text-style-name="P2" draw:layer="layout" svg:width="4.151cm" svg:height="1.547cm" svg:x="4.593cm" svg:y="6.018cm">
          <draw:text-box>
            <text:p text:style-name="P1"><text:span text:style-name="T1">Conceito</text:span></text:p>
          </draw:text-box>
        </draw:frame>
        <draw:frame draw:style-name="gr5" draw:text-style-name="P2" xml:id="id4" draw:id="id4" draw:layer="layout" svg:width="4.151cm" svg:height="4.916cm" svg:x="9.8cm" svg:y="6.018cm">
          <draw:text-box>
            <text:p text:style-name="P1"><text:span text:style-name="T1">Modelo</text:span></text:p>
            <text:p text:style-name="P1"><text:span text:style-name="T1">do</text:span></text:p>
            <text:p text:style-name="P1"><text:span text:style-name="T1">Circuito</text:span></text:p>
          </draw:text-box>
        </draw:frame>
        <draw:frame draw:style-name="gr6" draw:text-style-name="P2" xml:id="id5" draw:id="id5" draw:layer="layout" svg:width="4.431cm" svg:height="7.316cm" svg:x="15.025cm" svg:y="6.018cm">
          <draw:text-box>
            <text:p text:style-name="P1"><text:span text:style-name="T1">Protótipo</text:span></text:p>
            <text:p text:style-name="P1"><text:span text:style-name="T1">físico</text:span></text:p>
          </draw:text-box>
        </draw:frame>
        <draw:line draw:style-name="gr3" draw:text-style-name="P3" draw:layer="layout" svg:x1="6.6cm" svg:y1="4.964cm" svg:x2="6.6cm" svg:y2="6.018cm">
          <text:p/>
        </draw:line>
        <draw:line draw:style-name="gr3" draw:text-style-name="P3" draw:layer="layout" svg:x1="12cm" svg:y1="4.964cm" svg:x2="12cm" svg:y2="6.018cm">
          <text:p/>
        </draw:line>
        <draw:line draw:style-name="gr3" draw:text-style-name="P3" draw:layer="layout" svg:x1="17.2cm" svg:y1="4.964cm" svg:x2="17.2cm" svg:y2="6.018cm">
          <text:p/>
        </draw:line>
        <draw:line draw:style-name="gr3" draw:text-style-name="P3" draw:layer="layout" svg:x1="8.744cm" svg:y1="6.822cm" svg:x2="9.8cm" svg:y2="6.822cm">
          <text:p/>
        </draw:line>
        <draw:line draw:style-name="gr3" draw:text-style-name="P3" draw:layer="layout" svg:x1="13.951cm" svg:y1="6.734cm" svg:x2="15.025cm" svg:y2="6.734cm">
          <text:p/>
        </draw:line>
        <draw:line draw:style-name="gr3" draw:text-style-name="P3" draw:layer="layout" svg:x1="19.456cm" svg:y1="6.734cm" svg:x2="21cm" svg:y2="6.734cm">
          <text:p/>
        </draw:line>
        <draw:line draw:style-name="gr3" draw:text-style-name="P3" draw:layer="layout" svg:x1="2.8cm" svg:y1="6.778cm" svg:x2="4.593cm" svg:y2="6.778cm">
          <text:p/>
        </draw:line>
        <draw:connector draw:style-name="gr3" draw:text-style-name="P3" draw:layer="layout" draw:line-skew="0cm -0.482cm" svg:x1="11.875cm" svg:y1="10.934cm" svg:x2="9.8cm" svg:y2="8.476cm" draw:start-shape="id4" draw:start-glue-point="2" draw:end-shape="id4" svg:d="M11875 10934v518h-3075v-2976h1000" svg:viewBox="0 0 3076 2977">
          <text:p/>
        </draw:connector>
        <draw:connector draw:style-name="gr3" draw:text-style-name="P3" draw:layer="layout" draw:line-skew="0.482cm -1.682cm" svg:x1="17.24cm" svg:y1="13.334cm" svg:x2="9.8cm" svg:y2="8.476cm" draw:start-shape="id5" draw:start-glue-point="2" draw:end-shape="id4" draw:end-glue-point="3" svg:d="M17240 13334v1000h-9640v-5858h2200" svg:viewBox="0 0 9641 5859">
          <text:p/>
        </draw:connector>
        <draw:connector draw:style-name="gr3" draw:text-style-name="P3" draw:layer="layout" draw:line-skew="0.482cm -0.307cm" svg:x1="17.24cm" svg:y1="13.334cm" svg:x2="15.025cm" svg:y2="9.676cm" draw:start-shape="id5" draw:start-glue-point="2" draw:end-shape="id5" svg:d="M17240 13334v1000h-3040v-4658h825" svg:viewBox="0 0 3041 4659">
          <text:p/>
        </draw:connector>
        <draw:frame draw:style-name="gr7" draw:text-style-name="P5" draw:layer="layout" svg:width="7.8cm" svg:height="0.8cm" svg:x="8.662cm" svg:y="14.334cm">
          <draw:text-box>
            <text:p text:style-name="P4"><text:span text:style-name="T2">Refinamento com base em medições</text:span></text:p>
          </draw:text-box>
        </draw:frame>
        <draw:line draw:style-name="gr3" draw:text-style-name="P3" draw:layer="layout" svg:x1="11.8cm" svg:y1="12.934cm" svg:x2="15.025cm" svg:y2="12.934cm">
          <text:p/>
        </draw:line>
        <draw:frame draw:style-name="gr7" draw:text-style-name="P5" draw:layer="layout" svg:width="5cm" svg:height="0.8cm" svg:x="9.2cm" svg:y="12.934cm">
          <draw:text-box>
            <text:p text:style-name="P4"><text:span text:style-name="T2">Medições em Laboratório</text:span></text:p>
          </draw:text-box>
        </draw:frame>
        <draw:frame draw:style-name="gr8" draw:text-style-name="P5" draw:layer="layout" svg:width="3.6cm" svg:height="1.3cm" svg:x="8.4cm" svg:y="11.434cm">
          <draw:text-box>
            <text:p text:style-name="P4"><text:span text:style-name="T2">Refinamento com base na análise</text:span></text:p>
          </draw:text-box>
        </draw:frame>
        <draw:frame draw:style-name="gr9" draw:text-style-name="P5" draw:layer="layout" svg:width="3.6cm" svg:height="2.183cm" svg:x="21cm" svg:y="5.934cm">
          <draw:text-box>
            <text:p text:style-name="P4"><text:span text:style-name="T2">Conceito que atende às especificações do projeto</text:span></text:p>
          </draw:text-box>
        </draw:frame>
        <draw:frame draw:style-name="gr8" draw:text-style-name="P5" draw:layer="layout" svg:width="2.8cm" svg:height="1.3cm" svg:x="0.4cm" svg:y="6.134cm">
          <draw:text-box>
            <text:p text:style-name="P4"><text:span text:style-name="T2">Percepção físic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8:41:46.720000000</meta:creation-date>
    <dc:date>2016-07-02T18:56:10.338000000</dc:date>
    <meta:editing-duration>PT1S</meta:editing-duration>
    <meta:editing-cycles>1</meta:editing-cycles>
    <meta:document-statistic meta:object-count="23"/>
    <meta:generator>LibreOffice/5.1.0.3$Windows_x86 LibreOffice_project/5e3e00a007d9b3b6efb6797a8b8e57b51ab1f737</meta:generator>
  </office:meta>
</office:document-meta>
</file>